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Roboto Light" svg:font-family="'Roboto Light'" style:font-pitch="variable"/>
    <style:font-face style:name="Roboto Light1" svg:font-family="'Roboto Light'" style:font-adornments="Ligh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Roboto Light" fo:font-size="18pt" fo:font-weight="bold" officeooo:rsid="000a8f17" officeooo:paragraph-rsid="000a8f17" style:font-size-asian="15.75pt" style:font-weight-asian="bold" style:font-size-complex="18pt" style:font-weight-complex="bold"/>
    </style:style>
    <style:style style:name="P2" style:family="paragraph" style:parent-style-name="Standard">
      <style:text-properties style:font-name="Roboto Light" fo:font-size="20pt" fo:font-weight="bold" officeooo:rsid="000a8f17" officeooo:paragraph-rsid="000a8f17" style:font-size-asian="20pt" style:font-weight-asian="bold" style:font-size-complex="20pt" style:font-weight-complex="bold"/>
    </style:style>
    <style:style style:name="P3" style:family="paragraph" style:parent-style-name="Standard">
      <style:text-properties style:font-name="Roboto Light" fo:font-size="12pt" fo:font-weight="normal" officeooo:rsid="001c6021" officeooo:paragraph-rsid="001c6021" style:font-size-asian="10.5pt" style:font-weight-asian="normal" style:font-size-complex="12pt" style:font-weight-complex="normal"/>
    </style:style>
    <style:style style:name="P4" style:family="paragraph" style:parent-style-name="Standard">
      <style:text-properties style:font-name="Roboto Light" fo:font-size="12pt" fo:font-weight="normal" officeooo:rsid="001fd3ef" officeooo:paragraph-rsid="001fd3ef" style:font-size-asian="10.5pt" style:font-weight-asian="normal" style:font-size-complex="12pt" style:font-weight-complex="normal"/>
    </style:style>
    <style:style style:name="P5" style:family="paragraph" style:parent-style-name="Standard">
      <style:text-properties style:font-name="Roboto Light" fo:font-size="12pt" fo:font-weight="normal" officeooo:rsid="002185fe" officeooo:paragraph-rsid="002185fe" style:font-size-asian="10.5pt" style:font-weight-asian="normal" style:font-size-complex="12pt" style:font-weight-complex="normal"/>
    </style:style>
    <style:style style:name="P6" style:family="paragraph" style:parent-style-name="Standard">
      <style:paragraph-properties fo:text-align="center" style:justify-single-word="false"/>
      <style:text-properties fo:color="#000000" style:font-name="Roboto Light" fo:font-size="18pt" fo:font-weight="bold" officeooo:rsid="000c8eb6" officeooo:paragraph-rsid="000c8eb6" style:font-size-asian="15.75pt" style:font-weight-asian="bold" style:font-size-complex="18pt" style:font-weight-complex="bold"/>
    </style:style>
    <style:style style:name="P7" style:family="paragraph" style:parent-style-name="Standard">
      <style:paragraph-properties fo:text-align="start" style:justify-single-word="false"/>
      <style:text-properties fo:color="#000000" style:font-name="Roboto Light" fo:font-size="18pt" fo:font-weight="bold" officeooo:rsid="000c8eb6" officeooo:paragraph-rsid="000c8eb6" style:font-size-asian="15.75pt" style:font-weight-asian="bold" style:font-size-complex="18pt" style:font-weight-complex="bold"/>
    </style:style>
    <style:style style:name="P8" style:family="paragraph" style:parent-style-name="Standard">
      <style:paragraph-properties fo:text-align="start" style:justify-single-word="false"/>
      <style:text-properties fo:color="#000000" style:font-name="Roboto Light" fo:font-size="16pt" fo:font-weight="bold" officeooo:rsid="000c8eb6" officeooo:paragraph-rsid="000c8eb6" style:font-size-asian="14pt" style:font-weight-asian="bold" style:font-size-complex="16pt" style:font-weight-complex="bold"/>
    </style:style>
    <style:style style:name="P9" style:family="paragraph" style:parent-style-name="Standard">
      <style:paragraph-properties fo:text-align="start" style:justify-single-word="false"/>
      <style:text-properties fo:color="#000000" style:font-name="Roboto Light" fo:font-size="16pt" fo:font-weight="bold" officeooo:rsid="00131ad8" officeooo:paragraph-rsid="00131ad8" style:font-size-asian="16pt" style:font-weight-asian="bold" style:font-size-complex="16pt" style:font-weight-complex="bold"/>
    </style:style>
    <style:style style:name="P10" style:family="paragraph" style:parent-style-name="Standard">
      <style:paragraph-properties fo:text-align="start" style:justify-single-word="false"/>
      <style:text-properties fo:color="#000000" style:font-name="Roboto Light" fo:font-size="14pt" fo:font-weight="normal" officeooo:rsid="0013a122" officeooo:paragraph-rsid="001c6021" style:font-size-asian="12.25pt" style:font-weight-asian="normal" style:font-size-complex="14pt" style:font-weight-complex="normal"/>
    </style:style>
    <style:style style:name="P11" style:family="paragraph" style:parent-style-name="Standard">
      <style:paragraph-properties fo:text-align="start" style:justify-single-word="false"/>
      <style:text-properties fo:color="#000000" style:font-name="Roboto Light" fo:font-size="12pt" fo:font-weight="bold" officeooo:rsid="000c8eb6" officeooo:paragraph-rsid="000c8eb6" style:font-size-asian="10.5pt" style:font-weight-asian="bold" style:font-size-complex="12pt" style:font-weight-complex="bold"/>
    </style:style>
    <style:style style:name="P12" style:family="paragraph" style:parent-style-name="Standard">
      <style:paragraph-properties fo:text-align="start" style:justify-single-word="false"/>
      <style:text-properties fo:color="#000000" style:font-name="Roboto Light" fo:font-size="12pt" fo:font-weight="bold" officeooo:rsid="000e2e52" officeooo:paragraph-rsid="000e2e52" style:font-size-asian="10.5pt" style:font-weight-asian="bold" style:font-size-complex="12pt" style:font-weight-complex="bold"/>
    </style:style>
    <style:style style:name="P13" style:family="paragraph" style:parent-style-name="Standard">
      <style:paragraph-properties fo:text-align="start" style:justify-single-word="false"/>
      <style:text-properties fo:color="#000000" style:font-name="Roboto Light" fo:font-size="12pt" fo:font-weight="bold" officeooo:rsid="000ea88c" officeooo:paragraph-rsid="000ea88c" style:font-size-asian="10.5pt" style:font-weight-asian="bold" style:font-size-complex="12pt" style:font-weight-complex="bold"/>
    </style:style>
    <style:style style:name="P14" style:family="paragraph" style:parent-style-name="Standard">
      <style:paragraph-properties fo:text-align="start" style:justify-single-word="false"/>
      <style:text-properties fo:color="#000000" style:font-name="Roboto Light" fo:font-size="12pt" fo:font-weight="bold" officeooo:rsid="000eeb8f" officeooo:paragraph-rsid="000eeb8f" style:font-size-asian="10.5pt" style:font-weight-asian="bold" style:font-size-complex="12pt" style:font-weight-complex="bold"/>
    </style:style>
    <style:style style:name="P15" style:family="paragraph" style:parent-style-name="Standard">
      <style:paragraph-properties fo:text-align="start" style:justify-single-word="false"/>
      <style:text-properties fo:color="#000000" style:font-name="Roboto Light" fo:font-size="12pt" fo:font-weight="normal" officeooo:rsid="000c8eb6" officeooo:paragraph-rsid="000c8eb6"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fo:color="#000000" style:font-name="Roboto Light" fo:font-size="12pt" fo:font-weight="normal" officeooo:rsid="000e2e52" officeooo:paragraph-rsid="000e2e52" style:font-size-asian="10.5pt" style:font-weight-asian="normal" style:font-size-complex="12pt" style:font-weight-complex="normal"/>
    </style:style>
    <style:style style:name="P17" style:family="paragraph" style:parent-style-name="Standard">
      <style:paragraph-properties fo:text-align="start" style:justify-single-word="false"/>
      <style:text-properties fo:color="#000000" style:font-name="Roboto Light" fo:font-size="12pt" fo:font-weight="normal" officeooo:rsid="000ea88c" officeooo:paragraph-rsid="000ea88c" style:font-size-asian="10.5pt" style:font-weight-asian="normal" style:font-size-complex="12pt" style:font-weight-complex="normal"/>
    </style:style>
    <style:style style:name="P18" style:family="paragraph" style:parent-style-name="Standard">
      <style:paragraph-properties fo:text-align="start" style:justify-single-word="false"/>
      <style:text-properties fo:color="#000000" style:font-name="Roboto Light" fo:font-size="12pt" fo:font-weight="normal" officeooo:rsid="000eeb8f" officeooo:paragraph-rsid="000eeb8f" style:font-size-asian="10.5pt" style:font-weight-asian="normal" style:font-size-complex="12pt" style:font-weight-complex="normal"/>
    </style:style>
    <style:style style:name="P19" style:family="paragraph" style:parent-style-name="Standard">
      <style:paragraph-properties fo:text-align="start" style:justify-single-word="false"/>
      <style:text-properties fo:color="#000000" style:font-name="Roboto Light" fo:font-size="12pt" fo:font-weight="normal" officeooo:rsid="00112231" officeooo:paragraph-rsid="00112231" style:font-size-asian="10.5pt" style:font-weight-asian="normal" style:font-size-complex="12pt" style:font-weight-complex="normal"/>
    </style:style>
    <style:style style:name="P20" style:family="paragraph" style:parent-style-name="Standard">
      <style:paragraph-properties fo:text-align="start" style:justify-single-word="false"/>
      <style:text-properties fo:color="#000000" style:font-name="Roboto Light" fo:font-size="12pt" fo:font-weight="normal" officeooo:rsid="001281ae" officeooo:paragraph-rsid="001281ae" style:font-size-asian="10.5pt" style:font-weight-asian="normal" style:font-size-complex="12pt" style:font-weight-complex="normal"/>
    </style:style>
    <style:style style:name="P21" style:family="paragraph" style:parent-style-name="Standard">
      <style:paragraph-properties fo:text-align="start" style:justify-single-word="false"/>
      <style:text-properties fo:color="#000000" style:font-name="Roboto Light" fo:font-size="12pt" fo:font-weight="normal" officeooo:rsid="001281ae" officeooo:paragraph-rsid="0014db1d" style:font-size-asian="10.5pt" style:font-weight-asian="normal" style:font-size-complex="12pt" style:font-weight-complex="normal"/>
    </style:style>
    <style:style style:name="P22" style:family="paragraph">
      <style:paragraph-properties fo:text-align="center"/>
    </style:style>
    <style:style style:name="P23" style:family="paragraph">
      <style:paragraph-properties fo:text-align="center"/>
      <style:text-properties style:font-name="Roboto Light1"/>
    </style:style>
    <style:style style:name="P24" style:family="paragraph">
      <style:text-properties style:font-name="Roboto Light"/>
    </style:style>
    <style:style style:name="P25" style:family="paragraph">
      <style:paragraph-properties fo:text-align="center"/>
      <style:text-properties style:font-name="Roboto Light"/>
    </style:style>
    <style:style style:name="P26" style:family="paragraph">
      <style:paragraph-properties fo:text-align="center"/>
      <style:text-properties style:font-name="Roboto Light" fo:font-size="12pt"/>
    </style:style>
    <style:style style:name="P27" style:family="paragraph">
      <style:text-properties fo:font-size="12pt"/>
    </style:style>
    <style:style style:name="T1" style:family="text">
      <style:text-properties fo:font-weight="normal" style:font-weight-asian="normal" style:font-weight-complex="normal"/>
    </style:style>
    <style:style style:name="T2" style:family="text">
      <style:text-properties fo:font-weight="normal" officeooo:rsid="000b54c8" style:font-weight-asian="normal" style:font-weight-complex="normal"/>
    </style:style>
    <style:style style:name="T3" style:family="text">
      <style:text-properties officeooo:rsid="000b54c8"/>
    </style:style>
    <style:style style:name="T4" style:family="text">
      <style:text-properties fo:font-weight="bold" style:font-weight-asian="bold" style:font-weight-complex="bold"/>
    </style:style>
    <style:style style:name="T5" style:family="text">
      <style:text-properties fo:color="#ff3333" officeooo:rsid="000c8eb6"/>
    </style:style>
    <style:style style:name="T6" style:family="text">
      <style:text-properties fo:color="#ccff00" fo:font-weight="normal" officeooo:rsid="000c8eb6" style:font-weight-asian="normal" style:font-weight-complex="normal"/>
    </style:style>
    <style:style style:name="T7" style:family="text">
      <style:text-properties officeooo:rsid="000d76b6"/>
    </style:style>
    <style:style style:name="T8" style:family="text">
      <style:text-properties officeooo:rsid="000e2e52"/>
    </style:style>
    <style:style style:name="T9" style:family="text">
      <style:text-properties officeooo:rsid="000ea88c"/>
    </style:style>
    <style:style style:name="T10" style:family="text">
      <style:text-properties officeooo:rsid="000eeb8f"/>
    </style:style>
    <style:style style:name="T11" style:family="text">
      <style:text-properties officeooo:rsid="00103e20"/>
    </style:style>
    <style:style style:name="T12" style:family="text">
      <style:text-properties officeooo:rsid="00103efc"/>
    </style:style>
    <style:style style:name="T13" style:family="text">
      <style:text-properties officeooo:rsid="00112231"/>
    </style:style>
    <style:style style:name="T14" style:family="text">
      <style:text-properties fo:font-size="12pt" style:font-size-asian="12pt" style:font-size-complex="12pt"/>
    </style:style>
    <style:style style:name="T15" style:family="text">
      <style:text-properties fo:font-size="12pt" officeooo:rsid="001914d7" style:font-size-asian="12pt" style:font-size-complex="12pt"/>
    </style:style>
    <style:style style:name="T16" style:family="text">
      <style:text-properties fo:font-size="12pt" officeooo:rsid="00164406" style:font-size-asian="12pt" style:font-size-complex="12pt"/>
    </style:style>
    <style:style style:name="T17" style:family="text">
      <style:text-properties fo:font-size="12pt" officeooo:rsid="0019fab2" style:font-size-asian="12pt" style:font-size-complex="12pt"/>
    </style:style>
    <style:style style:name="T18" style:family="text">
      <style:text-properties fo:font-size="12pt" officeooo:rsid="001a66d8" style:font-size-asian="12pt" style:font-size-complex="12pt"/>
    </style:style>
    <style:style style:name="T19" style:family="text">
      <style:text-properties fo:font-size="12pt" officeooo:rsid="001c6021" style:font-size-asian="12pt" style:font-size-complex="12pt"/>
    </style:style>
    <style:style style:name="T20" style:family="text">
      <style:text-properties officeooo:rsid="0022227e"/>
    </style:style>
    <style:style style:name="T21" style:family="text">
      <style:text-properties officeooo:rsid="00238089"/>
    </style:style>
    <style:style style:name="T22" style:family="text">
      <style:text-properties style:font-name="Roboto Light1"/>
    </style:style>
    <style:style style:name="T23" style:family="text">
      <style:text-properties style:font-name="Roboto Light"/>
    </style:style>
    <style:style style:name="T24" style:family="text">
      <style:text-properties style:font-name="Roboto Light" fo:font-size="12pt"/>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style:style style:name="gr1" style:family="graphic">
      <style:graphic-properties draw:fill="solid" draw:fill-color="#eeeeee"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2" style:family="graphic">
      <style:graphic-properties draw:fill="solid" draw:fill-color="#ffff99"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3" style:family="graphic">
      <style:graphic-properties draw:fill="solid" draw:fill-color="#ff66ff"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4" style:family="graphic">
      <style:graphic-properties draw:fill="solid" draw:fill-color="#ff9999"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5"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6" style:family="graphic">
      <style:graphic-properties draw:stroke="none" svg:stroke-color="#000000" draw:fill="none" draw:fill-color="#ffffff" fo:min-height="0.418cm" style:run-through="foreground" style:wrap="run-through" style:number-wrapped-paragraphs="no-limit" style:vertical-pos="from-top" style:vertical-rel="paragraph" style:horizontal-pos="from-left" style:horizontal-rel="paragraph"/>
    </style:style>
    <style:style style:name="gr7" style:family="graphic">
      <style:graphic-properties draw:stroke="none" svg:stroke-color="#000000" draw:fill="none" draw:fill-color="#ffffff" fo:min-height="0.392cm" style:run-through="foreground" style:wrap="run-through" style:number-wrapped-paragraphs="no-limit" style:vertical-pos="from-top" style:vertical-rel="paragraph" style:horizontal-pos="from-left" style:horizontal-rel="paragraph"/>
    </style:style>
    <style:style style:name="gr8" style:family="graphic">
      <style:graphic-properties draw:fill="solid" draw:fill-color="#0066cc"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9" style:family="graphic">
      <style:graphic-properties draw:fill="solid" draw:fill-color="#99cc99"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10" style:family="graphic">
      <style:graphic-properties draw:fill="solid" draw:fill-color="#cc9900"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11" style:family="graphic">
      <style:graphic-properties draw:fill="solid" draw:fill-color="#83caff"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12" style:family="graphic">
      <style:graphic-properties draw:fill="solid" draw:fill-color="#b2b2b2"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13"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14" style:family="graphic">
      <style:graphic-properties draw:fill="solid" draw:fill-color="#00cc00"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15" style:family="graphic">
      <style:graphic-properties draw:stroke="none" svg:stroke-color="#000000" draw:fill="none" draw:fill-color="#ffffff" fo:min-height="0.808cm" style:run-through="foreground" style:wrap="run-through" style:number-wrapped-paragraphs="no-limit" style:vertical-pos="from-top" style:vertical-rel="paragraph" style:horizontal-pos="from-left" style:horizontal-rel="paragraph"/>
    </style:style>
    <style:style style:name="gr16" style:family="graphic">
      <style:graphic-properties draw:fill="solid" draw:fill-color="#66cc99"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17" style:family="graphic">
      <style:graphic-properties draw:fill="solid" draw:fill-color="#ff8080"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18" style:family="graphic">
      <style:graphic-properties draw:fill="solid" draw:fill-color="#ff420e"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19" style:family="graphic">
      <style:graphic-properties draw:fill="solid" draw:fill-color="#579d1c"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20" style:family="graphic">
      <style:graphic-properties draw:fill="solid" draw:fill-color="#66ff00"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21" style:family="graphic">
      <style:graphic-properties draw:fill="solid" draw:fill-color="#00ccff"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22"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style:style>
    <style:style style:name="gr23" style:family="graphic">
      <style:graphic-properties draw:fill="solid" draw:fill-color="#99ffff"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24" style:family="graphic">
      <style:graphic-properties draw:fill="solid" draw:fill-color="#ccffcc"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25" style:family="graphic">
      <style:graphic-properties draw:stroke="none" svg:stroke-color="#000000" draw:fill="none" draw:fill-color="#ffffff" fo:min-height="0.64cm"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course:</text:span> CS446<text:tab/><text:tab/><text:span text:style-name="T2">team: </text:span><text:span text:style-name="T3">BB</text:span><text:span text:style-name="T5">8</text:span><text:span text:style-name="T3"><text:tab/><text:tab/></text:span><text:span text:style-name="T2">project: </text:span><text:span text:style-name="T3">WAT</text:span><text:span text:style-name="T6">hub</text:span></text:p>
      <text:p text:style-name="P2"/>
      <text:p text:style-name="P6"/>
      <text:p text:style-name="P6">prototype demonstration</text:p>
      <text:p text:style-name="P7"/>
      <text:p text:style-name="P8"/>
      <text:p text:style-name="P8">demo summary</text:p>
      <text:p text:style-name="P15">This is a summary of functionalities that we are going to demo on presentation day. As stated in the recent status report, we have almost finished all the components of the project that we estimated to be done by demo day and <text:span text:style-name="T7">here below, I am going to list all those features that we expect to show in detail:</text:span></text:p>
      <text:p text:style-name="P11">- <text:span text:style-name="T8">login/signup</text:span></text:p>
      <text:p text:style-name="P16">This feature is implemented and we can show a real demo of it. <text:span text:style-name="T10">This includes the login, signup and reset password features.</text:span></text:p>
      <text:p text:style-name="P12">- <text:span text:style-name="T9">profile</text:span></text:p>
      <text:p text:style-name="P17">We will also have a real demo of profile view of the users. This includes viewing, editing and saving the profile.</text:p>
      <text:p text:style-name="P13">- <text:span text:style-name="T10">general posts</text:span></text:p>
      <text:p text:style-name="P18">The real demo of creation and viewing of general posts will also be available to show. <text:span text:style-name="T11">Other parts of the posts such as messaging may appear as a non-functional simulated component for now to show where it will reside inside the post and implementation will happen after the demo. </text:span></text:p>
      <text:p text:style-name="P14">- book exchange posts</text:p>
      <text:p text:style-name="P18">This specific post type will be demo'ed <text:span text:style-name="T12">as well embedded inside the general post to show one of the real user scenarios in action.</text:span></text:p>
      <text:p text:style-name="P14">- <text:span text:style-name="T13">group study posts</text:span></text:p>
      <text:p text:style-name="P19">This specific post type will also be available to demo with its special features as another example of a user scenario.</text:p>
      <text:p text:style-name="P19"/>
      <text:p text:style-name="P21">If time permits, <text:span text:style-name="T4">carpool posts</text:span> <text:span text:style-name="T21">and/or </text:span>other part of the app may also be available by the demo day.</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9"><text:soft-page-break/>component diagram</text:p>
      <text:p text:style-name="P10"><text:span text:style-name="T15">The architecture of the project is essentially the MVC (model-view-controller) pattern at a high level. </text:span><text:span text:style-name="T14">The topology of our project i</text:span><text:span text:style-name="T16">s composed of several components that are model classes, activities and views. Model classes are the core data classes of our project and are associated directly with appropriate Parse classes in our database. These classes provide interface for getting and setting data easily from and to our database in an object-oriented fashion. These classes extend ParseObject and implements Parsable interface which contains generic column fields and methods. On the other hand, controllers </text:span><text:span text:style-name="T18">are the components </text:span><text:span text:style-name="T16">between models and views and </text:span><text:span text:style-name="T17">manipulates models to update the views. </text:span><text:span text:style-name="T18">In our project, controllers are the activities of Android project. Finally, views are what the user sees and operates on to interact with the database indirectly via inputs and outputs. </text:span><text:span text:style-name="T19">XML design files constitute the view component of our project. </text:span></text:p>
      <text:p text:style-name="P10"/>
      <text:p text:style-name="P10"><text:span text:style-name="T19">Here is the graphical view of the architecture:</text:span></text:p>
      <text:p text:style-name="P10"><text:span text:style-name="T18"><text:s/></text:span></text:p>
      <text:p text:style-name="P2"><draw:rect text:anchor-type="paragraph" draw:z-index="2" draw:style-name="gr2" draw:text-style-name="P23" svg:width="3.705cm" svg:height="1.992cm" svg:x="2.605cm" svg:y="0.12cm"><text:p text:style-name="P23"><text:span text:style-name="T22">Models</text:span></text:p></draw:rect><draw:rect text:anchor-type="paragraph" draw:z-index="3" draw:style-name="gr3" draw:text-style-name="P23" svg:width="3.705cm" svg:height="1.992cm" svg:x="7.994cm" svg:y="0.139cm"><text:p text:style-name="P23"><text:span text:style-name="T22">Views</text:span></text:p></draw:rect><text:span text:style-name="T2"/></text:p>
      <text:p text:style-name="P1"/>
      <text:p text:style-name="P1"><draw:line text:anchor-type="paragraph" draw:z-index="5" draw:style-name="gr5" draw:text-style-name="P22" svg:x1="5.794cm" svg:y1="0.54cm" svg:x2="5.794cm" svg:y2="1.408cm"><text:p/></draw:line><draw:line text:anchor-type="paragraph" draw:z-index="6" draw:style-name="gr5" draw:text-style-name="P22" svg:x1="8.37cm" svg:y1="0.559cm" svg:x2="8.37cm" svg:y2="1.407cm"><text:p/></draw:line></text:p>
      <text:p text:style-name="P1"><draw:rect text:anchor-type="paragraph" draw:z-index="4" draw:style-name="gr4" draw:text-style-name="P23" svg:width="3.705cm" svg:height="1.992cm" svg:x="5.196cm" svg:y="0.663cm"><text:p text:style-name="P23"><text:span text:style-name="T22">Activities</text:span></text:p></draw:rect><draw:frame text:anchor-type="paragraph" draw:z-index="7" draw:style-name="gr6" draw:text-style-name="P24" svg:width="2.299cm" svg:height="0.5cm" svg:x="8.523cm" svg:y="0.002cm"><draw:text-box><text:p text:style-name="P24"><text:span text:style-name="T23">updates</text:span></text:p></draw:text-box></draw:frame><draw:frame text:anchor-type="paragraph" draw:z-index="8" draw:style-name="gr7" draw:text-style-name="P24" svg:width="2.438cm" svg:height="0.5cm" svg:x="3.149cm" svg:y="0.016cm"><draw:text-box><text:p><text:span text:style-name="T23">manipulates</text:span></text:p></draw:text-box></draw:frame></text:p>
      <text:p text:style-name="P1"/>
      <text:p text:style-name="P1"/>
      <text:p text:style-name="P1"/>
      <text:p text:style-name="P3"><draw:frame text:anchor-type="paragraph" draw:z-index="28" draw:style-name="gr15" draw:text-style-name="P24" svg:width="1.77cm" svg:height="0.809cm" svg:x="0.392cm" svg:y="7.317cm"><draw:text-box><text:p text:style-name="P24"><text:span text:style-name="T23">Models</text:span></text:p></draw:text-box></draw:frame><draw:rect text:anchor-type="paragraph" draw:z-index="1" draw:style-name="gr1" draw:text-style-name="P22" svg:width="19.4cm" svg:height="8.176cm" svg:x="-0.265cm" svg:y="0.716cm"><text:p/></draw:rect><draw:line text:anchor-type="paragraph" draw:z-index="27" draw:style-name="gr5" draw:text-style-name="P22" svg:x1="12.771cm" svg:y1="4.755cm" svg:x2="12.771cm" svg:y2="5.342cm"><text:p/></draw:line><draw:line text:anchor-type="paragraph" draw:z-index="26" draw:style-name="gr5" draw:text-style-name="P22" svg:x1="14.356cm" svg:y1="3.988cm" svg:x2="15.43cm" svg:y2="3.974cm"><text:p/></draw:line><draw:line text:anchor-type="paragraph" draw:z-index="25" draw:style-name="gr5" draw:text-style-name="P22" svg:x1="12.674cm" svg:y1="2.554cm" svg:x2="12.674cm" svg:y2="3.14cm"><text:p/></draw:line><draw:line text:anchor-type="paragraph" draw:z-index="24" draw:style-name="gr5" draw:text-style-name="P22" svg:x1="2.785cm" svg:y1="2.609cm" svg:x2="2.785cm" svg:y2="3.225cm"><text:p/></draw:line><draw:line text:anchor-type="paragraph" draw:z-index="23" draw:style-name="gr5" draw:text-style-name="P22" svg:x1="6.295cm" svg:y1="6.104cm" svg:x2="4.332cm" svg:y2="3.919cm"><text:p/></draw:line><draw:line text:anchor-type="paragraph" draw:z-index="22" draw:style-name="gr5" draw:text-style-name="P22" svg:x1="6.309cm" svg:y1="1.774cm" svg:x2="4.332cm" svg:y2="3.905cm"><text:p/></draw:line><draw:line text:anchor-type="paragraph" draw:z-index="21" draw:style-name="gr5" draw:text-style-name="P22" svg:x1="9.052cm" svg:y1="6.064cm" svg:x2="11.599cm" svg:y2="3.891cm"><text:p/></draw:line><draw:line text:anchor-type="paragraph" draw:z-index="20" draw:style-name="gr5" draw:text-style-name="P22" svg:x1="9.066cm" svg:y1="1.871cm" svg:x2="11.599cm" svg:y2="3.891cm"><text:p/></draw:line><draw:line text:anchor-type="paragraph" draw:z-index="19" draw:style-name="gr5" draw:text-style-name="P22" svg:x1="9.077cm" svg:y1="3.891cm" svg:x2="11.599cm" svg:y2="3.891cm"><text:p/></draw:line><draw:line text:anchor-type="paragraph" draw:z-index="18" draw:style-name="gr5" draw:text-style-name="P22" svg:x1="4.332cm" svg:y1="3.919cm" svg:x2="6.32cm" svg:y2="3.905cm"><text:p/></draw:line><draw:rect text:anchor-type="paragraph" draw:z-index="17" draw:style-name="gr14" draw:text-style-name="P25" svg:width="2.758cm" svg:height="1.616cm" svg:x="6.295cm" svg:y="5.339cm"><text:p text:style-name="P25"><text:span text:style-name="T23">Done</text:span></text:p></draw:rect><draw:rect text:anchor-type="paragraph" draw:z-index="16" draw:style-name="gr13" draw:text-style-name="P23" svg:width="2.758cm" svg:height="1.616cm" svg:x="6.309cm" svg:y="0.94cm"><text:p text:style-name="P23"><text:span text:style-name="T22">Messaging</text:span></text:p></draw:rect><draw:rect text:anchor-type="paragraph" draw:z-index="15" draw:style-name="gr12" draw:text-style-name="P23" svg:width="2.758cm" svg:height="1.616cm" svg:x="6.32cm" svg:y="3.115cm"><text:p text:style-name="P23"><text:span text:style-name="T22">Favorites</text:span></text:p></draw:rect><draw:rect text:anchor-type="paragraph" draw:z-index="14" draw:style-name="gr11" draw:text-style-name="P23" svg:width="2.758cm" svg:height="1.616cm" svg:x="11.598cm" svg:y="0.938cm"><text:p text:style-name="P23"><text:span text:style-name="T22">GroupStudy</text:span></text:p></draw:rect><draw:rect text:anchor-type="paragraph" draw:z-index="13" draw:style-name="gr11" draw:text-style-name="P23" svg:width="2.758cm" svg:height="1.616cm" svg:x="15.431cm" svg:y="3.14cm"><text:p text:style-name="P23"><text:span text:style-name="T22">Carpool</text:span></text:p></draw:rect><draw:rect text:anchor-type="paragraph" draw:z-index="12" draw:style-name="gr11" draw:text-style-name="P23" svg:width="2.758cm" svg:height="1.616cm" svg:x="11.573cm" svg:y="5.343cm"><text:p text:style-name="P23"><text:span text:style-name="T22">BookExchange</text:span></text:p></draw:rect><draw:rect text:anchor-type="paragraph" draw:z-index="11" draw:style-name="gr10" draw:text-style-name="P23" svg:width="2.758cm" svg:height="1.616cm" svg:x="11.599cm" svg:y="3.14cm"><text:p text:style-name="P23"><text:span text:style-name="T22">Post</text:span></text:p></draw:rect><draw:rect text:anchor-type="paragraph" draw:z-index="10" draw:style-name="gr9" draw:text-style-name="P23" svg:width="2.758cm" svg:height="1.616cm" svg:x="1.612cm" svg:y="0.993cm"><text:p text:style-name="P23"><text:span text:style-name="T22">Profile</text:span></text:p></draw:rect><draw:rect text:anchor-type="paragraph" draw:z-index="9" draw:style-name="gr8" draw:text-style-name="P23" svg:width="2.758cm" svg:height="1.616cm" svg:x="1.575cm" svg:y="3.224cm"><text:p text:style-name="P23"><text:span text:style-name="T22">User</text:span></text:p></draw:rect>Here are the core models:</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5"/>
      <text:p text:style-name="P5"/>
      <text:p text:style-name="P5"><text:soft-page-break/>Here are the activities:</text:p>
      <text:p text:style-name="P3"><draw:rect text:anchor-type="paragraph" draw:z-index="0" draw:style-name="gr1" draw:text-style-name="P22" svg:width="19.134cm" svg:height="9.415cm" svg:x="-0.18cm" svg:y="0.173cm"><text:p/></draw:rect></text:p>
      <text:p text:style-name="P4"><draw:rect text:anchor-type="paragraph" draw:z-index="34" draw:style-name="gr20" draw:text-style-name="P26" svg:width="3.384cm" svg:height="1.729cm" svg:x="11.714cm" svg:y="-0.109cm"><text:p text:style-name="P22"><text:span text:style-name="T24">MessageActivity</text:span></text:p></draw:rect><draw:ellipse text:anchor-type="paragraph" draw:z-index="43" draw:style-name="gr23" draw:text-style-name="P25" svg:width="2.089cm" svg:height="1.895cm" svg:x="16.226cm" svg:y="-0.011cm"><text:p text:style-name="P22"><text:span text:style-name="T23">Profile</text:span></text:p></draw:ellipse></text:p>
      <text:p text:style-name="P4"><draw:frame text:anchor-type="paragraph" draw:z-index="51" draw:style-name="gr25" draw:text-style-name="P24" svg:width="2.618cm" svg:height="0.641cm" svg:x="0.363cm" svg:y="0.064cm"><draw:text-box><text:p><text:span text:style-name="T23">Activities</text:span></text:p></draw:text-box></draw:frame><draw:line text:anchor-type="paragraph" draw:z-index="50" draw:style-name="gr5" draw:text-style-name="P22" svg:x1="15.095cm" svg:y1="2.695cm" svg:x2="16.614cm" svg:y2="6.51cm"><text:p/></draw:line><draw:line text:anchor-type="paragraph" draw:z-index="49" draw:style-name="gr5" draw:text-style-name="P22" svg:x1="15.095cm" svg:y1="2.709cm" svg:x2="16.557cm" svg:y2="4.24cm"><text:p/></draw:line><draw:line text:anchor-type="paragraph" draw:z-index="48" draw:style-name="gr5" draw:text-style-name="P22" svg:x1="15.095cm" svg:y1="2.695cm" svg:x2="16.226cm" svg:y2="2.709cm"><text:p/></draw:line><draw:line text:anchor-type="paragraph" draw:z-index="47" draw:style-name="gr5" draw:text-style-name="P22" svg:x1="15.095cm" svg:y1="2.695cm" svg:x2="16.377cm" svg:y2="0.954cm"><text:p/></draw:line><draw:ellipse text:anchor-type="paragraph" draw:z-index="46" draw:style-name="gr13" draw:text-style-name="P23" svg:width="2.089cm" svg:height="1.895cm" svg:x="16.309cm" svg:y="6.184cm"><text:p text:style-name="P22"><text:span text:style-name="T22">Done</text:span></text:p></draw:ellipse><draw:ellipse text:anchor-type="paragraph" draw:z-index="45" draw:style-name="gr24" draw:text-style-name="P23" svg:width="2.089cm" svg:height="1.895cm" svg:x="16.242cm" svg:y="3.971cm"><text:p text:style-name="P22"><text:span text:style-name="T22">Favorite</text:span></text:p></draw:ellipse><draw:ellipse text:anchor-type="paragraph" draw:z-index="44" draw:style-name="gr8" draw:text-style-name="P23" svg:width="2.089cm" svg:height="1.895cm" svg:x="16.226cm" svg:y="1.757cm"><text:p text:style-name="P22"><text:span text:style-name="T22">Post</text:span></text:p></draw:ellipse><draw:custom-shape text:anchor-type="paragraph" draw:z-index="42" draw:style-name="gr22" draw:text-style-name="P27" svg:width="0.295cm" svg:height="0.971cm" svg:x="13.287cm" svg:y="3.653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41" draw:style-name="gr22" svg:width="0.308cm" svg:height="0.803cm" svg:x="13.286cm" svg:y="1.124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40" draw:style-name="gr22" svg:width="1.445cm" svg:height="0.279cm" svg:x="10.306cm" svg:y="3.196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39" draw:style-name="gr22" svg:width="1.445cm" svg:height="0.237cm" svg:x="10.306cm" svg:y="2.166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38" draw:style-name="gr22" svg:width="0.892cm" svg:height="0.195cm" svg:x="6.309cm" svg:y="3.156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37" draw:style-name="gr22" svg:width="0.863cm" svg:height="0.197cm" svg:x="6.309cm" svg:y="2.027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36" draw:style-name="gr22" svg:width="0.825cm" svg:height="0.292cm" svg:x="2.799cm" svg:y="2.612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text:anchor-type="paragraph" draw:z-index="35" draw:style-name="gr21" draw:text-style-name="P25" svg:width="3.398cm" svg:height="1.728cm" svg:x="11.755cm" svg:y="4.62cm"><text:p text:style-name="P22"><text:span text:style-name="T23">SearchActivity</text:span></text:p></draw:rect><draw:rect text:anchor-type="paragraph" draw:z-index="33" draw:style-name="gr12" draw:text-style-name="P23" svg:width="3.345cm" svg:height="1.728cm" svg:x="11.751cm" svg:y="1.926cm"><text:p text:style-name="P22"><text:span text:style-name="T22">HubActivity</text:span></text:p></draw:rect><draw:rect text:anchor-type="paragraph" draw:z-index="32" draw:style-name="gr19" draw:text-style-name="P23" svg:width="3.107cm" svg:height="1.728cm" svg:x="7.2cm" svg:y="2.865cm"><text:p text:style-name="P22"><text:span text:style-name="T22">SignupActivity</text:span></text:p></draw:rect><draw:rect text:anchor-type="paragraph" draw:z-index="31" draw:style-name="gr18" draw:text-style-name="P23" svg:width="2.687cm" svg:height="1.728cm" svg:x="3.623cm" svg:y="1.833cm"><text:p text:style-name="P22"><text:span text:style-name="T22">MainActivity</text:span></text:p></draw:rect><draw:rect text:anchor-type="paragraph" draw:z-index="30" draw:style-name="gr17" draw:text-style-name="P25" svg:width="3.135cm" svg:height="1.728cm" svg:x="7.172cm" svg:y="0.843cm"><text:p text:style-name="P22"><text:span text:style-name="T23">LoginActivity</text:span></text:p></draw:rect><draw:rect text:anchor-type="paragraph" draw:z-index="29" draw:style-name="gr16" draw:text-style-name="P25" svg:width="2.687cm" svg:height="1.728cm" svg:x="0.113cm" svg:y="1.875cm"><text:p text:style-name="P22"><text:span text:style-name="T23">App</text:span></text:p></draw:rect></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
      <text:p text:style-name="P5">Finally, views are the XML files that are composed of various layouts and view groups (buttons, fields, boxes etc.). <text:span text:style-name="T20">There are separate view files for each activity and fragment as well. </text:span></text:p>
      <text:p text:style-name="P5"/>
      <text:p text:style-name="P5"/>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Roboto Light" svg:font-family="'Roboto Light'" style:font-pitch="variable"/>
    <style:font-face style:name="Roboto Light1" svg:font-family="'Roboto Light'" style:font-adornments="Ligh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21T22:08:27.241565056</meta:creation-date>
    <dc:date>2016-02-22T04:27:47.877664706</dc:date>
    <meta:editing-duration>PT3H31M25S</meta:editing-duration>
    <meta:editing-cycles>22</meta:editing-cycles>
    <meta:generator>LibreOffice/4.2.8.2$Linux_X86_64 LibreOffice_project/420m0$Build-2</meta:generator>
    <meta:document-statistic meta:table-count="0" meta:image-count="0" meta:object-count="0" meta:page-count="3" meta:paragraph-count="22" meta:word-count="436" meta:character-count="2581" meta:non-whitespace-character-count="2160"/>
  </office:meta>
</office:document-meta>
</file>